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 не здесь и все не так<text:line-break/>Но если быть честной с тобой:<text:line-break/>Мне так хочется порою<text:line-break/>Разделить с тобой каждый пустяк.<text:line-break/>Мне так нелегко-<text:line-break/>Ведь ты не со мной…..<text:line-break/>И не знаю, что еще говорить-<text:line-break/>Но я буду жить.<text:line-break/>Желаю тебе настоящего счастья<text:line-break/>И буду больше чем рада<text:line-break/>Если среди этого бесконечного ненастья<text:line-break/>Я вдруг услышу в ответ: «да!».<text:line-break/>Ну а если нет….<text:line-break/>Все равно не совершу от мира отрешенье!<text:line-break/>Лишь только буду ждать<text:line-break/>Твоего самого верного решенья!<text:line-break/>Даже если будет не в мою пользу….<text:line-break/>Ну и пусть две слезинки по щеке сползут….<text:line-break/>Ты же счастлив!<text:line-break/>Я может быть еще найду свое<text:line-break/>Только не представляю когда<text:line-break/>Единственно, что точно знаю-<text:line-break/>То: за тебя я искренне рада…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48:11.52</meta:creation-date>
    <meta:document-statistic meta:table-count="0" meta:image-count="0" meta:object-count="0" meta:page-count="1" meta:paragraph-count="2" meta:word-count="117" meta:character-count="635"/>
    <dc:date>2011-10-04T19:48:49.88</dc:date>
    <dc:creator>Елизавета Чижикова</dc:creator>
    <meta:editing-duration>PT38S</meta:editing-duration>
    <meta:editing-cycles>1</meta:editing-cycles>
    <meta:generator>OpenOffice.org/3.3$Win32 OpenOffice.org_project/330m20$Build-9567</meta:generator>
  </office:meta>
</office:document-meta>
</file>